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9163342870723291595"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205872691085733151"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496153075249195376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31430548010886014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81369078406245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466819612300113396"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57153579917422293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73668960711593607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0489720" text:continue-list="list657153579917422293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61071744457017041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049750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051299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0507419"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0502855"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0489320"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99100681234044560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65158136336897601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98513097477133892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0508102"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203983282666611256"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91727399485290969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101732737865754952" text:style-name="L15">
        <text:list-item>
          <text:list>
            <text:list-header>
              <text:p text:style-name="P183">1.5 miles averaging about 9:40/mile and rest 1 min</text:p>
            </text:list-header>
          </text:list>
        </text:list-item>
      </text:list>
      <text:p text:style-name="P24">1 mile in 8:26 and rest 2 min</text:p>
      <text:list xml:id="list188470336159955423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202930286009010740"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517021"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59985432747650930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60140062433726834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570097461166951280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0509893" text:continue-list="list7601400624337268345" text:style-name="L19">
        <text:list-item>
          <text:list>
            <text:list-header>
              <text:p text:style-name="P187">(Pace*HR)=1240</text:p>
            </text:list-header>
          </text:list>
        </text:list-item>
      </text:list>
      <text:list xml:id="list30499961" text:continue-list="list1599854327476509300" text:style-name="L18">
        <text:list-item>
          <text:list>
            <text:list-header>
              <text:p text:style-name="P186">2 miles at 10:46/mile Ave HR= 121 bpm and rest a few minutes</text:p>
            </text:list-header>
          </text:list>
        </text:list-item>
      </text:list>
      <text:list xml:id="list30492231" text:continue-list="list3050989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051451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58734285296540401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803406430785870551"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721628688268613758"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463263457302185960"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77891835601871674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76814265253494641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0512361"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051593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805205195839113992"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76795368334879815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15406658309491023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70364077087779209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658316127921967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527021112379856995" text:style-name="L32">
        <text:list-item>
          <text:list>
            <text:list-header>
              <text:p text:style-name="P197">0.25 miles in 2:54</text:p>
              <text:p text:style-name="P197">1 mile in 9:21 going faster as I ran and ending at around 8:30 pace</text:p>
            </text:list-header>
          </text:list>
        </text:list-item>
      </text:list>
      <text:list xml:id="list803748948681387931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95202604541776960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47370869481838073"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077417707303189713"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65256344521374396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84975348054779917"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9T10:24:50.52</dc:date>
    <dc:creator>James Lombardi</dc:creator>
    <meta:editing-duration>P28DT1H34M34S</meta:editing-duration>
    <meta:editing-cycles>2065</meta:editing-cycles>
    <meta:generator>OpenOffice/4.1.2$Win32 OpenOffice.org_project/412m3$Build-9782</meta:generator>
    <meta:document-statistic meta:table-count="0" meta:image-count="9" meta:object-count="0" meta:page-count="205" meta:paragraph-count="5959" meta:word-count="64525" meta:character-count="330565"/>
  </office:meta>
</office:document-meta>
</file>